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A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F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 style:family="table-row">
      <style:table-row-properties style:min-row-height="1.7174in" fo:keep-together="auto"/>
    </style:style>
    <style:style style:name="Table1.B3"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4"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4"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5" style:family="table-row">
      <style:table-row-properties style:min-row-height="0.1278in" fo:keep-together="auto"/>
    </style:style>
    <style:style style:name="Table1.6" style:family="table-row">
      <style:table-row-properties style:min-row-height="1.8271in" fo:keep-together="auto"/>
    </style:style>
    <style:style style:name="Table1.F6"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8"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officeooo:paragraph-rsid="0035b32f"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9"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0"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officeooo:rsid="0044deb5" officeooo:paragraph-rsid="0044deb5" style:font-size-asian="8pt" style:language-asian="de" style:country-asian="DE" style:font-name-complex="Arial" style:font-size-complex="8pt"/>
    </style:style>
    <style:style style:name="P1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officeooo:rsid="0025a1b7" officeooo:paragraph-rsid="0025a1b7" style:font-size-asian="8pt" style:language-asian="de" style:country-asian="DE" style:font-weight-asian="bold" style:font-name-complex="Arial" style:font-size-complex="8pt" style:font-weight-complex="bold"/>
    </style:style>
    <style:style style:name="P18" style:family="paragraph" style:parent-style-name="Standard">
      <style:paragraph-properties fo:text-align="center" style:justify-single-word="false"/>
      <style:text-properties style:font-name="Arial" fo:font-size="8pt" fo:font-weight="bold" officeooo:rsid="00172ebd" officeooo:paragraph-rsid="003866c1" style:font-size-asian="8pt" style:language-asian="de" style:country-asian="DE" style:font-weight-asian="bold" style:font-name-complex="Arial" style:font-size-complex="8pt" style:font-weight-complex="bold"/>
    </style:style>
    <style:style style:name="P19"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paragraph-rsid="0035b32f"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paragraph-rsid="00428f40"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paragraph-rsid="003f7156"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9"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30" style:family="paragraph" style:parent-style-name="Standard">
      <style:paragraph-properties fo:text-align="center" style:justify-single-word="false"/>
      <style:text-properties style:font-name="Arial" fo:font-size="8pt" fo:font-weight="bold" officeooo:rsid="003c4576" officeooo:paragraph-rsid="003c4576" style:font-size-asian="8pt" style:language-asian="de" style:country-asian="DE" style:font-weight-asian="bold" style:font-name-complex="Arial" style:font-size-complex="8pt" style:font-style-complex="italic" style:font-weight-complex="bold"/>
    </style:style>
    <style:style style:name="P31"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32"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3"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34" style:family="paragraph" style:parent-style-name="Standard">
      <style:paragraph-properties fo:text-align="center" style:justify-single-word="false"/>
      <style:text-properties style:font-name="Arial" fo:font-size="8pt" fo:font-weight="normal" officeooo:paragraph-rsid="003b7bf9" style:font-size-asian="8pt" style:language-asian="de" style:country-asian="DE" style:font-weight-asian="normal" style:font-name-complex="Arial" style:font-size-complex="8pt" style:font-style-complex="italic" style:font-weight-complex="normal"/>
    </style:style>
    <style:style style:name="P35" style:family="paragraph" style:parent-style-name="Standard">
      <style:paragraph-properties fo:text-align="center" style:justify-single-word="false"/>
      <style:text-properties style:font-name="Arial" fo:font-size="8pt" fo:font-weight="normal" officeooo:paragraph-rsid="003f7156" style:font-size-asian="8pt" style:language-asian="de" style:country-asian="DE" style:font-weight-asian="normal" style:font-name-complex="Arial" style:font-size-complex="8pt" style:font-style-complex="italic" style:font-weight-complex="normal"/>
    </style:style>
    <style:style style:name="P36"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37" style:family="paragraph" style:parent-style-name="Standard">
      <style:paragraph-properties fo:text-align="center" style:justify-single-word="false"/>
      <style:text-properties style:font-name="Arial" fo:font-size="8pt" fo:font-style="italic" officeooo:paragraph-rsid="00149975" style:font-size-asian="8pt" style:language-asian="de" style:country-asian="DE" style:font-style-asian="italic" style:font-name-complex="Arial" style:font-size-complex="8pt" style:font-weight-complex="bold"/>
    </style:style>
    <style:style style:name="P38"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39"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40"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41"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42" style:family="paragraph" style:parent-style-name="Standard">
      <style:text-properties fo:font-size="9pt" style:font-size-asian="9pt" style:font-size-complex="9pt"/>
    </style:style>
    <style:style style:name="P43" style:family="paragraph" style:parent-style-name="Standard">
      <style:text-properties fo:font-size="9pt" officeooo:rsid="00258a2d" officeooo:paragraph-rsid="002ca262" style:font-size-asian="9pt" style:font-size-complex="9pt"/>
    </style:style>
    <style:style style:name="P44" style:family="paragraph" style:parent-style-name="Standard">
      <style:text-properties fo:font-size="9pt" fo:font-weight="bold" style:font-size-asian="9pt" style:font-weight-asian="bold" style:font-size-complex="9pt"/>
    </style:style>
    <style:style style:name="P45" style:family="paragraph" style:parent-style-name="Standard">
      <style:text-properties officeooo:paragraph-rsid="002ca262"/>
    </style:style>
    <style:style style:name="P46" style:family="paragraph" style:parent-style-name="Standard">
      <style:text-properties officeooo:paragraph-rsid="003264b1"/>
    </style:style>
    <style:style style:name="P47" style:family="paragraph" style:parent-style-name="Standard">
      <style:text-properties fo:color="#ff6600" fo:font-size="9pt" fo:language="de" fo:country="DE" officeooo:paragraph-rsid="00166093" style:font-size-asian="9pt" style:font-size-complex="9pt"/>
    </style:style>
    <style:style style:name="P48" style:family="paragraph" style:parent-style-name="Standard">
      <style:text-properties officeooo:paragraph-rsid="003fc23b"/>
    </style:style>
    <style:style style:name="P49" style:family="paragraph" style:parent-style-name="Standard">
      <style:paragraph-properties fo:margin-left="0in" fo:margin-right="-0.0193in" fo:text-align="center" style:justify-single-word="false" fo:text-indent="0in" style:auto-text-indent="false"/>
    </style:style>
    <style:style style:name="P50"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866c1" officeooo:paragraph-rsid="003a6082" style:font-size-asian="7pt" style:font-weight-asian="normal" style:font-size-complex="7pt" style:font-weight-complex="normal"/>
    </style:style>
    <style:style style:name="P51"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a6082" officeooo:paragraph-rsid="003a6082" style:font-size-asian="7pt" style:font-weight-asian="normal" style:font-size-complex="7pt" style:font-weight-complex="normal"/>
    </style:style>
    <style:style style:name="P52" style:family="paragraph" style:parent-style-name="Standard" style:master-page-name="Standard">
      <style:paragraph-properties style:page-number="auto"/>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36ecde" style:font-size-asian="14pt" style:font-size-complex="14pt"/>
    </style:style>
    <style:style style:name="T3" style:family="text">
      <style:text-properties fo:font-size="14pt" fo:language="en" fo:country="GB" officeooo:rsid="00416060" style:font-size-asian="14pt" style:font-size-complex="14pt"/>
    </style:style>
    <style:style style:name="T4" style:family="text">
      <style:text-properties style:font-name="Arial" fo:font-size="8pt" fo:font-weight="bold" style:font-size-asian="8pt" style:language-asian="de" style:country-asian="DE" style:font-weight-asian="bold" style:font-name-complex="Arial" style:font-size-complex="8pt"/>
    </style:style>
    <style:style style:name="T5"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7" style:family="text">
      <style:text-properties style:font-name="Arial" fo:font-size="8pt" fo:font-weight="bold" officeooo:rsid="0036ecde" style:font-size-asian="8pt" style:language-asian="de" style:country-asian="DE" style:font-weight-asian="bold" style:font-name-complex="Arial" style:font-size-complex="8pt" style:font-weight-complex="bold"/>
    </style:style>
    <style:style style:name="T8"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9" style:family="text">
      <style:text-properties style:font-name="Arial" fo:font-size="8pt" style:font-size-asian="8pt" style:language-asian="de" style:country-asian="DE" style:font-name-complex="Arial" style:font-size-complex="8pt" style:font-weight-complex="bold"/>
    </style:style>
    <style:style style:name="T10"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1"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2"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13" style:family="text">
      <style:text-properties fo:font-size="9pt" fo:font-weight="bold" style:font-size-asian="9pt" style:font-weight-asian="bold"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bold" officeooo:rsid="002ff111" style:font-size-asian="9pt" style:font-weight-asian="bold" style:font-size-complex="9pt" style:font-weight-complex="bold"/>
    </style:style>
    <style:style style:name="T16" style:family="text">
      <style:text-properties fo:font-size="9pt" fo:font-weight="bold" officeooo:rsid="002ffeb9" style:font-size-asian="9pt" style:font-weight-asian="bold" style:font-size-complex="9pt" style:font-weight-complex="bold"/>
    </style:style>
    <style:style style:name="T17" style:family="text">
      <style:text-properties fo:font-size="9pt" fo:font-weight="bold" officeooo:rsid="003264b1" style:font-size-asian="9pt" style:font-weight-asian="bold" style:font-size-complex="9pt" style:font-weight-complex="bold"/>
    </style:style>
    <style:style style:name="T18" style:family="text">
      <style:text-properties fo:font-size="9pt" fo:font-weight="bold" officeooo:rsid="002ca262" style:font-size-asian="9pt" style:font-weight-asian="bold" style:font-size-complex="9pt" style:font-weight-complex="bold"/>
    </style:style>
    <style:style style:name="T19" style:family="text">
      <style:text-properties fo:font-size="9pt" fo:font-weight="bold" officeooo:rsid="00258a2d" style:font-size-asian="9pt" style:font-weight-asian="bold" style:font-size-complex="9pt"/>
    </style:style>
    <style:style style:name="T20" style:family="text">
      <style:text-properties fo:font-size="9pt" fo:font-weight="bold" officeooo:rsid="003264b1" style:font-size-asian="9pt" style:font-weight-asian="bold" style:font-size-complex="9pt"/>
    </style:style>
    <style:style style:name="T21" style:family="text">
      <style:text-properties fo:font-size="9pt" fo:font-weight="bold" officeooo:rsid="004438c1" style:font-size-asian="9pt" style:font-weight-asian="bold" style:font-size-complex="9pt"/>
    </style:style>
    <style:style style:name="T22" style:family="text">
      <style:text-properties fo:font-size="9pt" style:font-size-asian="9pt" style:font-size-complex="9pt"/>
    </style:style>
    <style:style style:name="T23" style:family="text">
      <style:text-properties fo:font-size="9pt" officeooo:rsid="00258a2d" style:font-size-asian="9pt" style:font-size-complex="9pt"/>
    </style:style>
    <style:style style:name="T24" style:family="text">
      <style:text-properties fo:font-size="9pt" officeooo:rsid="002ca262" style:font-size-asian="9pt" style:font-size-complex="9pt"/>
    </style:style>
    <style:style style:name="T25" style:family="text">
      <style:text-properties fo:font-size="9pt" officeooo:rsid="002ff111" style:font-size-asian="9pt" style:font-size-complex="9pt"/>
    </style:style>
    <style:style style:name="T26" style:family="text">
      <style:text-properties fo:font-size="9pt" officeooo:rsid="002ffeb9" style:font-size-asian="9pt" style:font-size-complex="9pt"/>
    </style:style>
    <style:style style:name="T27" style:family="text">
      <style:text-properties fo:font-size="9pt" officeooo:rsid="003264b1" style:font-size-asian="9pt" style:font-size-complex="9pt"/>
    </style:style>
    <style:style style:name="T28" style:family="text">
      <style:text-properties fo:font-size="9pt" officeooo:rsid="0036ecde" style:font-size-asian="9pt" style:font-size-complex="9pt"/>
    </style:style>
    <style:style style:name="T29" style:family="text">
      <style:text-properties fo:font-size="9pt" officeooo:rsid="003ddd0a" style:font-size-asian="9pt" style:font-size-complex="9pt"/>
    </style:style>
    <style:style style:name="T30" style:family="text">
      <style:text-properties fo:font-size="9pt" officeooo:rsid="003fc23b" style:font-size-asian="9pt" style:font-size-complex="9pt"/>
    </style:style>
    <style:style style:name="T31" style:family="text">
      <style:text-properties fo:font-size="9pt" officeooo:rsid="004438c1" style:font-size-asian="9pt" style:font-size-complex="9pt"/>
    </style:style>
    <style:style style:name="T32" style:family="text">
      <style:text-properties fo:font-size="9pt" officeooo:rsid="00465c98" style:font-size-asian="9pt" style:font-size-complex="9pt"/>
    </style:style>
    <style:style style:name="T33" style:family="text">
      <style:text-properties fo:font-size="9pt" officeooo:rsid="00482fe9" style:font-size-asian="9pt" style:font-size-complex="9pt"/>
    </style:style>
    <style:style style:name="T34" style:family="text">
      <style:text-properties fo:font-size="9pt" officeooo:rsid="0048e877" style:font-size-asian="9pt" style:font-size-complex="9pt"/>
    </style:style>
    <style:style style:name="T35" style:family="text">
      <style:text-properties fo:font-size="9pt" fo:font-weight="normal" officeooo:rsid="002ff111" style:font-size-asian="9pt" style:font-weight-asian="normal" style:font-size-complex="9pt"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3436eb" style:font-weight-asian="normal" style:font-weight-complex="normal"/>
    </style:style>
    <style:style style:name="T38" style:family="text">
      <style:text-properties officeooo:rsid="00172ebd"/>
    </style:style>
    <style:style style:name="T39" style:family="text">
      <style:text-properties officeooo:rsid="002ef07e"/>
    </style:style>
    <style:style style:name="T40" style:family="text">
      <style:text-properties fo:font-weight="bold" officeooo:rsid="003f7156" style:font-weight-asian="bold" style:font-weight-complex="bold"/>
    </style:style>
    <style:style style:name="T41" style:family="text">
      <style:text-properties officeooo:rsid="0035b32f"/>
    </style:style>
    <style:style style:name="T42" style:family="text">
      <style:text-properties officeooo:rsid="003a6082"/>
    </style:style>
    <style:style style:name="T43" style:family="text">
      <style:text-properties officeooo:rsid="00428f40"/>
    </style:style>
    <style:style style:name="T44" style:family="text">
      <style:text-properties officeooo:rsid="0047803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MSc </text:span><text:span text:style-name="T3">course </text:span><text:span text:style-name="T1">Research Skills winter term 20</text:span><text:span text:style-name="T3">16/</text:span><text:span text:style-name="T1">1</text:span><text:span text:style-name="T2">7</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51">DE._0.135</text:p>
          </table:table-cell>
          <table:table-cell table:style-name="Table1.A1" office:value-type="string">
            <text:p text:style-name="P50">DE._1.129, <text:span text:style-name="T42">DE._0.135</text:span></text:p>
          </table:table-cell>
          <table:table-cell table:style-name="Table1.A1" office:value-type="string">
            <text:p text:style-name="P50">DE._1.127, <text:span text:style-name="T42">DE._0.135</text:span></text:p>
          </table:table-cell>
          <table:table-cell table:style-name="Table1.A1" office:value-type="string">
            <text:p text:style-name="P50">DE._1.129, <text:span text:style-name="T42">DE._0.135</text:span></text:p>
          </table:table-cell>
          <table:table-cell table:style-name="Table1.F1" office:value-type="string">
            <text:p text:style-name="P51">DE._0.135</text:p>
          </table:table-cell>
        </table:table-row>
        <table:table-row table:style-name="Table1.1">
          <table:table-cell table:style-name="Table1.A2" office:value-type="string">
            <text:p text:style-name="P4"/>
          </table:table-cell>
          <table:table-cell table:style-name="Table1.A2" office:value-type="string">
            <text:p text:style-name="P1"><text:span text:style-name="T5">Monday </text:span><text:span text:style-name="T7">09</text:span><text:span text:style-name="T5">.</text:span><text:span text:style-name="T7">01</text:span><text:span text:style-name="T5">.</text:span></text:p>
          </table:table-cell>
          <table:table-cell table:style-name="Table1.A2" office:value-type="string">
            <text:p text:style-name="P49"><text:span text:style-name="T5">Tuesday </text:span><text:span text:style-name="T7">10.01.</text:span></text:p>
          </table:table-cell>
          <table:table-cell table:style-name="Table1.A2" office:value-type="string">
            <text:p text:style-name="P1"><text:span text:style-name="T5">Wednesday </text:span><text:span text:style-name="T7">1</text:span><text:span text:style-name="T6">1</text:span><text:span text:style-name="T5">.0</text:span><text:span text:style-name="T7">1</text:span><text:span text:style-name="T5">.</text:span></text:p>
          </table:table-cell>
          <table:table-cell table:style-name="Table1.A2" office:value-type="string">
            <text:p text:style-name="P1"><text:span text:style-name="T5">Thursday </text:span><text:span text:style-name="T7">1</text:span><text:span text:style-name="T6">2</text:span><text:span text:style-name="T5">.0</text:span><text:span text:style-name="T7">1</text:span><text:span text:style-name="T5">.</text:span></text:p>
          </table:table-cell>
          <table:table-cell table:style-name="Table1.F2" office:value-type="string">
            <text:p text:style-name="P1"><text:span text:style-name="T5">Friday </text:span><text:span text:style-name="T7">1</text:span><text:span text:style-name="T6">3</text:span><text:span text:style-name="T5">.0</text:span><text:span text:style-name="T7">1</text:span><text:span text:style-name="T5">.</text:span></text:p>
          </table:table-cell>
        </table:table-row>
        <table:table-row table:style-name="Table1.3">
          <table:table-cell table:style-name="Table1.A1" office:value-type="string">
            <text:p text:style-name="P13">10:<text:span text:style-name="T44">10</text:span></text:p>
            <text:p text:style-name="P3"/>
            <text:p text:style-name="P3">till</text:p>
            <text:p text:style-name="P3"/>
            <text:p text:style-name="P13">13:00</text:p>
          </table:table-cell>
          <table:table-cell table:style-name="Table1.B3" office:value-type="string">
            <text:p text:style-name="P18"><text:bookmark-start text:name="OLE_LINK1"/>10:00 RS starts in E4_2.310</text:p>
            <text:p text:style-name="P17"/>
            <text:p text:style-name="P15"><text:span text:style-name="T38"><text:s/></text:span>Science and the <text:bookmark-end text:name="OLE_LINK1"/>scientific method</text:p>
            <text:p text:style-name="P14"/>
            <text:p text:style-name="P19">Finding a question</text:p>
            <text:p text:style-name="P5">Previous work</text:p>
            <text:p text:style-name="P5">Novelty </text:p>
          </table:table-cell>
          <table:table-cell table:style-name="Table1.C3" office:value-type="string">
            <text:p text:style-name="P19">On the shoulder of giants: dealing with <text:span text:style-name="T43">the scientific </text:span>literature </text:p>
            <text:p text:style-name="P19"/>
            <text:p text:style-name="P5">Searching, Literat. DB, Jabref etc.</text:p>
            <text:p text:style-name="P38"/>
            <text:p text:style-name="P5">Morning practicals</text:p>
          </table:table-cell>
          <table:table-cell table:style-name="Table1.C3" office:value-type="string">
            <text:p text:style-name="P19">Question rev.</text:p>
            <text:p text:style-name="P19"/>
            <text:p text:style-name="P19">Intro to statistics</text:p>
            <text:p text:style-name="P8">Regression, NHST</text:p>
            <text:p text:style-name="P19"/>
            <text:p text:style-name="P19">Design of Experiments</text:p>
            <text:p text:style-name="P5">Planning </text:p>
            <text:p text:style-name="P5">Statistical power</text:p>
          </table:table-cell>
          <table:table-cell table:style-name="Table1.C3" office:value-type="string">
            <text:p text:style-name="P25">Scientific Ethics and Culture</text:p>
            <text:p text:style-name="P25"/>
            <text:p text:style-name="P25"><text:span text:style-name="T43">O</text:span>rganizing your Research </text:p>
            <text:p text:style-name="P21"/>
            <text:p text:style-name="P34"><text:span text:style-name="T39">Misconduct, g</text:span>ood scientific practice, reproducibility, scripting, archiving </text:p>
          </table:table-cell>
          <table:table-cell table:style-name="Table1.F3" office:value-type="string">
            <text:p text:style-name="P26">Field day <text:s text:c="19"/></text:p>
            <text:p text:style-name="P35"><text:span text:style-name="T40">Data collection</text:span> </text:p>
          </table:table-cell>
        </table:table-row>
        <table:table-row table:style-name="Table1.1">
          <table:table-cell table:style-name="Table1.A1" table:number-rows-spanned="2" office:value-type="string">
            <text:p text:style-name="P4"/>
          </table:table-cell>
          <table:table-cell table:style-name="Table1.B4" table:number-rows-spanned="2" office:value-type="string">
            <text:p text:style-name="P1"><text:span text:style-name="T5">Monday </text:span><text:span text:style-name="T7">1</text:span><text:span text:style-name="T6">6</text:span><text:span text:style-name="T5">.0</text:span><text:span text:style-name="T7">1</text:span><text:span text:style-name="T5">.</text:span></text:p>
          </table:table-cell>
          <table:table-cell table:style-name="Table1.B4" table:number-rows-spanned="2" office:value-type="string">
            <text:p text:style-name="P1"><text:span text:style-name="T5">Tuesday </text:span><text:span text:style-name="T7">1</text:span><text:span text:style-name="T6">7</text:span><text:span text:style-name="T5">.0</text:span><text:span text:style-name="T7">1</text:span><text:span text:style-name="T5">.</text:span></text:p>
          </table:table-cell>
          <table:table-cell table:style-name="Table1.B4" table:number-rows-spanned="2" office:value-type="string">
            <text:p text:style-name="P1"><text:span text:style-name="T5">Wednesday </text:span><text:span text:style-name="T7">1</text:span><text:span text:style-name="T6">8</text:span><text:span text:style-name="T5">.0</text:span><text:span text:style-name="T7">1</text:span><text:span text:style-name="T5">.</text:span></text:p>
          </table:table-cell>
          <table:table-cell table:style-name="Table1.B4" table:number-rows-spanned="2" office:value-type="string">
            <text:p text:style-name="P1"><text:span text:style-name="T5">Thursday </text:span><text:span text:style-name="T7">1</text:span><text:span text:style-name="T6">9</text:span><text:span text:style-name="T5">.0</text:span><text:span text:style-name="T7">1</text:span><text:span text:style-name="T5">.</text:span></text:p>
          </table:table-cell>
          <table:table-cell table:style-name="Table1.F4" table:number-rows-spanned="2" office:value-type="string">
            <text:p text:style-name="P1"><text:span text:style-name="T5">Friday </text:span><text:span text:style-name="T7">2</text:span><text:span text:style-name="T6">0</text:span><text:span text:style-name="T5">.</text:span><text:span text:style-name="T7">0</text:span><text:span text:style-name="T5">1.</text:span></text:p>
          </table:table-cell>
        </table:table-row>
        <table:table-row table:style-name="Table1.5">
          <table:covered-table-cell/>
          <table:covered-table-cell/>
          <table:covered-table-cell/>
          <table:covered-table-cell/>
          <table:covered-table-cell/>
          <table:covered-table-cell/>
        </table:table-row>
        <table:table-row table:style-name="Table1.6">
          <table:table-cell table:style-name="Table1.A1" office:value-type="string">
            <text:p text:style-name="P13">10:<text:span text:style-name="T44">10</text:span></text:p>
            <text:p text:style-name="P3"/>
            <text:p text:style-name="P3">till</text:p>
            <text:p text:style-name="P3"/>
            <text:p text:style-name="P13">13:00</text:p>
          </table:table-cell>
          <table:table-cell table:style-name="Table1.C3" office:value-type="string">
            <text:p text:style-name="P1"><text:span text:style-name="T8">Introduction to </text:span><text:span text:style-name="T4">Graphics in R</text:span></text:p>
            <text:p text:style-name="P31"/>
            <text:p text:style-name="P36">Morning practical: <text:s/>graphics with R </text:p>
            <text:p text:style-name="P10"/>
            <text:p text:style-name="P2"><text:span text:style-name="T10">Afternoon </text:span><text:span text:style-name="T11">exercise</text:span><text:span text:style-name="T10">: visual data analysis</text:span></text:p>
          </table:table-cell>
          <table:table-cell table:style-name="Table1.C3" office:value-type="string">
            <text:p text:style-name="P19">LaTeX</text:p>
            <text:p text:style-name="P19"/>
            <text:p text:style-name="P37">Morning practical: LaTeX</text:p>
            <text:p text:style-name="P40"/>
            <text:p text:style-name="P2"><text:span text:style-name="T10">Afternoon </text:span><text:span text:style-name="T11">exercise</text:span><text:span text:style-name="T10">: your document in LaTeX</text:span></text:p>
          </table:table-cell>
          <table:table-cell table:style-name="Table1.C3" office:value-type="string">
            <text:p text:style-name="P31">Regression analysis in R</text:p>
            <text:p text:style-name="P41"/>
            <text:p text:style-name="P2"><text:span text:style-name="T10">Afternoon </text:span><text:span text:style-name="T12">tutorial</text:span><text:span text:style-name="T10">: </text:span><text:span text:style-name="T12">help with analyzing your data in R</text:span><text:span text:style-name="T9"> </text:span></text:p>
          </table:table-cell>
          <table:table-cell table:style-name="Table1.C3" office:value-type="string">
            <text:p text:style-name="P32">Writing 1 </text:p>
            <text:p text:style-name="P32"/>
            <text:p text:style-name="P11">Article types,</text:p>
            <text:p text:style-name="P11">Publication </text:p>
            <text:p text:style-name="P11">Process</text:p>
            <text:p text:style-name="P11"/>
            <text:p text:style-name="P29">Structure of a research article</text:p>
            <text:p text:style-name="P19"/>
            <text:p text:style-name="P33"><text:s text:c="23"/></text:p>
          </table:table-cell>
          <table:table-cell table:style-name="Table1.F6" office:value-type="string">
            <text:p text:style-name="P21">Practice day</text:p>
            <text:p text:style-name="P21">Data analysis</text:p>
          </table:table-cell>
        </table:table-row>
        <table:table-row table:style-name="Table1.1">
          <table:table-cell table:style-name="Table1.A1" office:value-type="string">
            <text:p text:style-name="P4"/>
          </table:table-cell>
          <table:table-cell table:style-name="Table1.A1" office:value-type="string">
            <text:p text:style-name="P1"><text:span text:style-name="T5">Monday </text:span><text:span text:style-name="T7">23</text:span><text:span text:style-name="T5">.</text:span><text:span text:style-name="T7">0</text:span><text:span text:style-name="T5">1.</text:span></text:p>
          </table:table-cell>
          <table:table-cell table:style-name="Table1.A1" office:value-type="string">
            <text:p text:style-name="P1"><text:span text:style-name="T5">Tuesday </text:span><text:span text:style-name="T7">24</text:span><text:span text:style-name="T5">.</text:span><text:span text:style-name="T7">0</text:span><text:span text:style-name="T5">1.</text:span></text:p>
          </table:table-cell>
          <table:table-cell table:style-name="Table1.A1" office:value-type="string">
            <text:p text:style-name="P1"><text:span text:style-name="T5">Wednesday </text:span><text:span text:style-name="T7">25</text:span><text:span text:style-name="T5">.</text:span><text:span text:style-name="T7">0</text:span><text:span text:style-name="T5">1.</text:span></text:p>
          </table:table-cell>
          <table:table-cell table:style-name="Table1.A1" office:value-type="string">
            <text:p text:style-name="P1"><text:span text:style-name="T5">Thursday </text:span><text:span text:style-name="T7">26</text:span><text:span text:style-name="T5">.</text:span><text:span text:style-name="T7">0</text:span><text:span text:style-name="T5">1.</text:span></text:p>
          </table:table-cell>
          <table:table-cell table:style-name="Table1.F1" office:value-type="string">
            <text:p text:style-name="P1"><text:span text:style-name="T5">Friday </text:span><text:span text:style-name="T7">27</text:span><text:span text:style-name="T5">.</text:span><text:span text:style-name="T7">0</text:span><text:span text:style-name="T5">1.</text:span></text:p>
          </table:table-cell>
        </table:table-row>
        <table:table-row table:style-name="Table1.8">
          <table:table-cell table:style-name="Table1.A1" office:value-type="string">
            <text:p text:style-name="P13">10:<text:span text:style-name="T44">10</text:span></text:p>
            <text:p text:style-name="P3"/>
            <text:p text:style-name="P3">till</text:p>
            <text:p text:style-name="P3"/>
            <text:p text:style-name="P13">13:00</text:p>
          </table:table-cell>
          <table:table-cell table:style-name="Table1.B3" office:value-type="string">
            <text:p text:style-name="P24">Practice day</text:p>
            <text:p text:style-name="P30">Writing</text:p>
          </table:table-cell>
          <table:table-cell table:style-name="Table1.B3" office:value-type="string">
            <text:p text:style-name="P31">Writing 2 </text:p>
            <text:p text:style-name="P31"/>
            <text:p text:style-name="P10">Style</text:p>
            <text:p text:style-name="P10"/>
            <text:p text:style-name="P10">Paragraph structures</text:p>
            <text:p text:style-name="P10"/>
            <text:p text:style-name="P10">Choice of wording and common mistakes</text:p>
            <text:p text:style-name="P10"/>
            <text:p text:style-name="P12">Logic</text:p>
          </table:table-cell>
          <table:table-cell table:style-name="Table1.B3" office:value-type="string">
            <text:p text:style-name="P22">Communication</text:p>
            <text:p text:style-name="P22"/>
            <text:p text:style-name="P6">Ends and means, </text:p>
            <text:p text:style-name="P6">Social media</text:p>
            <text:p text:style-name="P27"><text:span text:style-name="T37">i</text:span><text:span text:style-name="T36">ntercultural communication</text:span></text:p>
            <text:p text:style-name="P14"/>
            <text:p text:style-name="P14">Poster</text:p>
            <text:p text:style-name="P14"/>
            <text:p text:style-name="P3">What makes a good poster</text:p>
          </table:table-cell>
          <table:table-cell table:style-name="Table1.B3" office:value-type="string">
            <text:p text:style-name="P23"/>
            <text:p text:style-name="P9"/>
            <text:p text:style-name="P22">Reviewing </text:p>
            <text:p text:style-name="P22"/>
            <text:p text:style-name="P6">Peer review</text:p>
            <text:p text:style-name="P6"/>
            <text:p text:style-name="P16">Presentation <text:span text:style-name="T41">Tips</text:span></text:p>
            <text:p text:style-name="P16"/>
            <text:p text:style-name="P7">Conference presentation</text:p>
            <text:p text:style-name="P6"/>
            <text:p text:style-name="P20">Choosing a career in science </text:p>
            <text:p text:style-name="P39"/>
          </table:table-cell>
          <table:table-cell table:style-name="Table1.F6" office:value-type="string">
            <text:p text:style-name="P19"/>
            <text:p text:style-name="P16"/>
            <text:p text:style-name="P16">Presentation</text:p>
            <text:p text:style-name="P5"/>
            <text:p text:style-name="P28"/>
            <text:p text:style-name="P3"/>
          </table:table-cell>
        </table:table-row>
      </table:table>
      <text:p text:style-name="P47"/>
      <text:p text:style-name="P48"><text:span text:style-name="T13">Morning schedule:</text:span><text:span text:style-name="T22"> lectures start at </text:span><text:span text:style-name="T28">10:</text:span><text:span text:style-name="T33">1</text:span><text:span text:style-name="T34">0</text:span><text:span text:style-name="T22"> </text:span><text:span text:style-name="T28">s</text:span><text:span text:style-name="T22">.t. <text:s/>and typically end around </text:span><text:span text:style-name="T28">13:</text:span><text:span text:style-name="T30">00</text:span><text:span text:style-name="T22">. CIP room </text:span><text:span text:style-name="T30">DE._0.135 is reserved for us throughout the course and can be used for exercises</text:span><text:span text:style-name="T22">. </text:span><text:span text:style-name="T30">Rooms for lectures will be announced in class. </text:span></text:p>
      <text:p text:style-name="P42"/>
      <text:p text:style-name="P45"><text:span text:style-name="T13">Afternoon schedule:</text:span><text:span text:style-name="T22"> By default, assume that afternoons are reserved for unsupervised homework, i.e. you </text:span><text:span text:style-name="T24">work</text:span><text:span text:style-name="T22"> in your own time and at your place of choice. However, as 1) you are working in groups, 2) we have computers and software here, it is highly recommended to work at the </text:span><text:span text:style-name="T31">university</text:span><text:span text:style-name="T22"> if you can manage. </text:span><text:span text:style-name="T18">E</text:span><text:span text:style-name="T14">xceptions</text:span><text:span text:style-name="T22"> where we have supervised exercises </text:span><text:span text:style-name="T24">in the afternoon marked in the timetable</text:span><text:span text:style-name="T22">, notably at the beginning of week 2. Please block the afternoons for those, these practicals cover subjects that are essential for the final paper. </text:span><text:span text:style-name="T23">Also, you </text:span><text:span text:style-name="T24">should block</text:span><text:span text:style-name="T23"> </text:span><text:span text:style-name="T29">Friday</text:span><text:span text:style-name="T23"> of the first week </text:span><text:span text:style-name="T24">for your group data collection</text:span><text:span text:style-name="T23">.</text:span></text:p>
      <text:p text:style-name="P43"/>
      <text:p text:style-name="P46"><text:span text:style-name="T23">T</text:span><text:span text:style-name="T27">he </text:span><text:span text:style-name="T17">main course homepage</text:span><text:span text:style-name="T27">, which contains</text:span><text:span text:style-name="T26"> </text:span><text:span text:style-name="T21">c</text:span><text:span text:style-name="T19">ourse material </text:span><text:span text:style-name="T20">and further links</text:span><text:span text:style-name="T23"> </text:span><text:span text:style-name="T27">is </text:span><text:span text:style-name="T23">here </text:span><text:a xlink:type="simple" xlink:href="http://florianhartig.github.io/ResearchSkills/"><text:span text:style-name="Internet_20_link"><text:span text:style-name="T23">http://florianhartig.github.io/ResearchSkills/</text:span></text:span></text:a><text:span text:style-name="T35"> .</text:span><text:span text:style-name="T15"> Lecture </text:span><text:span text:style-name="T16">notes</text:span><text:span text:style-name="T15"> and assignments</text:span><text:span text:style-name="T25"> </text:span><text:span text:style-name="T26">will be posted on </text:span><text:span text:style-name="T29">GRIPS</text:span><text:span text:style-name="T26">, the online system of the university. </text:span></text:p>
      <text:p text:style-name="P44"/>
      <text:p text:style-name="Standard"><text:span text:style-name="T13">All other organizational issues will be explained on the first day of the course. See you there!</text:span><text:span text:style-name="T22">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7-01-15T21:57:22.697552000</dc:date>
    <meta:print-date>2015-10-12T10:50:37.975074000</meta:print-date>
    <meta:editing-cycles>79</meta:editing-cycles>
    <meta:editing-duration>P2175DT13H15M40S</meta:editing-duration>
    <meta:generator>LibreOffice/4.1.3.2$MacOSX_x86 LibreOffice_project/70feb7d99726f064edab4605a8ab840c50ec57a</meta:generator>
    <meta:document-statistic meta:table-count="1" meta:image-count="0" meta:object-count="0" meta:page-count="1" meta:paragraph-count="88" meta:word-count="405" meta:character-count="2735" meta:non-whitespace-character-count="2354"/>
  </office:meta>
</office:document-meta>
</file>